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'Ubuntu Mono', monospace"/>
    <style:font-face style:name="Lohit Devanagari1" svg:font-family="'Lohit Devanagari'"/>
    <style:font-face style:name="Consolas1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89in" style:rel-column-width="1310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3389in" style:rel-column-width="1310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0c201e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officeooo:paragraph-rsid="0008e1de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officeooo:paragraph-rsid="000c201e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officeooo:rsid="0008e1de" officeooo:paragraph-rsid="0009ab2b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officeooo:rsid="000e02cc" officeooo:paragraph-rsid="000e02cc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officeooo:rsid="000e02cc" officeooo:paragraph-rsid="00112cec"/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officeooo:rsid="00131a5c" officeooo:paragraph-rsid="00131a5c"/>
    </style:style>
    <style:style style:name="P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officeooo:rsid="0015104f" officeooo:paragraph-rsid="0015104f"/>
    </style:style>
    <style:style style:name="P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officeooo:rsid="00157c9d" officeooo:paragraph-rsid="00157c9d"/>
    </style:style>
    <style:style style:name="P1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officeooo:rsid="00174bf9" officeooo:paragraph-rsid="00174bf9"/>
    </style:style>
    <style:style style:name="P1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officeooo:rsid="00174bf9" officeooo:paragraph-rsid="0018290d"/>
    </style:style>
    <style:style style:name="P1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Consolas" fo:font-size="12pt" fo:letter-spacing="normal" fo:font-style="normal" fo:font-weight="normal"/>
    </style:style>
    <style:style style:name="P1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Consolas" fo:font-size="12pt" fo:letter-spacing="normal" fo:font-style="normal" fo:font-weight="normal" officeooo:rsid="0009ab2b" officeooo:paragraph-rsid="0009ab2b"/>
    </style:style>
    <style:style style:name="P1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Consolas" fo:font-size="12pt" fo:letter-spacing="normal" fo:font-style="normal" fo:font-weight="normal" officeooo:rsid="000df00d" officeooo:paragraph-rsid="000df00d"/>
    </style:style>
    <style:style style:name="P1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Consolas" fo:font-size="12pt" fo:letter-spacing="normal" fo:font-style="normal" fo:font-weight="normal" officeooo:rsid="000df00d" officeooo:paragraph-rsid="000e02cc"/>
    </style:style>
    <style:style style:name="P1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Consolas" fo:font-size="12pt" fo:letter-spacing="normal" fo:font-style="normal" fo:font-weight="normal" officeooo:rsid="000c201e" officeooo:paragraph-rsid="000c201e"/>
    </style:style>
    <style:style style:name="P1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Consolas" fo:font-size="12pt" fo:letter-spacing="normal" fo:font-style="normal" fo:font-weight="normal" officeooo:rsid="000c201e" officeooo:paragraph-rsid="000e02cc"/>
    </style:style>
    <style:style style:name="P1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Consolas" fo:font-size="12pt" fo:letter-spacing="normal" fo:font-style="normal" fo:font-weight="normal" officeooo:rsid="00112cec" officeooo:paragraph-rsid="00112cec"/>
    </style:style>
    <style:style style:name="P1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Consolas" fo:font-size="12pt" fo:letter-spacing="normal" fo:font-style="normal" fo:font-weight="normal" officeooo:rsid="000f5a7d" officeooo:paragraph-rsid="000f5a7d"/>
    </style:style>
    <style:style style:name="P2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Consolas" fo:font-size="12pt" fo:letter-spacing="normal" fo:font-style="normal" fo:font-weight="normal" officeooo:rsid="000e02cc" officeooo:paragraph-rsid="000e02cc"/>
    </style:style>
    <style:style style:name="P2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Consolas" fo:font-size="12pt" fo:letter-spacing="normal" fo:font-style="normal" fo:font-weight="normal" officeooo:rsid="0008e1de" officeooo:paragraph-rsid="000c201e"/>
    </style:style>
    <style:style style:name="P2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Consolas" fo:font-size="12pt" fo:letter-spacing="normal" fo:font-style="normal" fo:font-weight="normal" officeooo:rsid="00131a5c" officeooo:paragraph-rsid="00131a5c"/>
    </style:style>
    <style:style style:name="P2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Consolas" fo:font-size="12pt" fo:letter-spacing="normal" fo:font-style="normal" fo:font-weight="normal" officeooo:rsid="00131a5c" officeooo:paragraph-rsid="0015104f"/>
    </style:style>
    <style:style style:name="P2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Consolas" fo:font-size="12pt" fo:letter-spacing="normal" fo:font-style="normal" fo:font-weight="normal" officeooo:rsid="00131a5c" officeooo:paragraph-rsid="00174bf9"/>
    </style:style>
    <style:style style:name="P2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Consolas" fo:font-size="12pt" fo:letter-spacing="normal" fo:font-style="normal" fo:font-weight="normal" officeooo:rsid="00131a5c" officeooo:paragraph-rsid="001a895e"/>
    </style:style>
    <style:style style:name="P2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Consolas" fo:font-size="12pt" fo:letter-spacing="normal" fo:font-style="normal" fo:font-weight="normal" officeooo:rsid="00174bf9" officeooo:paragraph-rsid="00174bf9"/>
    </style:style>
    <style:style style:name="P2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Consolas" fo:font-size="12pt" fo:letter-spacing="normal" fo:font-style="normal" fo:font-weight="normal" officeooo:rsid="00174bf9" officeooo:paragraph-rsid="001e399d"/>
    </style:style>
    <style:style style:name="P2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Consolas" fo:font-size="12pt" fo:letter-spacing="normal" fo:font-style="normal" fo:font-weight="normal" officeooo:rsid="0018e8c5" officeooo:paragraph-rsid="0018e8c5"/>
    </style:style>
    <style:style style:name="P2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Consolas" fo:font-size="12pt" fo:letter-spacing="normal" fo:font-style="normal" fo:font-weight="normal" officeooo:rsid="001e399d" officeooo:paragraph-rsid="001e399d"/>
    </style:style>
    <style:style style:name="P30" style:family="paragraph" style:parent-style-name="Table_20_Contents">
      <style:paragraph-properties fo:text-align="start" style:justify-single-word="false"/>
    </style:style>
    <style:style style:name="P31" style:family="paragraph" style:parent-style-name="Table_20_Contents">
      <style:paragraph-properties fo:text-align="start" style:justify-single-word="false"/>
      <style:text-properties officeooo:paragraph-rsid="000e02cc"/>
    </style:style>
    <style:style style:name="P32" style:family="paragraph" style:parent-style-name="Table_20_Contents">
      <style:paragraph-properties fo:text-align="start" style:justify-single-word="false"/>
      <style:text-properties officeooo:paragraph-rsid="001a895e"/>
    </style:style>
    <style:style style:name="P33" style:family="paragraph" style:parent-style-name="Table_20_Contents">
      <style:paragraph-properties fo:text-align="start" style:justify-single-word="false"/>
      <style:text-properties officeooo:rsid="000e02cc" officeooo:paragraph-rsid="000e02cc"/>
    </style:style>
    <style:style style:name="P34" style:family="paragraph" style:parent-style-name="Table_20_Contents">
      <style:paragraph-properties fo:text-align="start" style:justify-single-word="false"/>
      <style:text-properties officeooo:rsid="000e02cc" officeooo:paragraph-rsid="001a895e"/>
    </style:style>
    <style:style style:name="P35" style:family="paragraph" style:parent-style-name="Table_20_Contents">
      <style:paragraph-properties fo:text-align="start" style:justify-single-word="false"/>
      <style:text-properties officeooo:rsid="00131a5c" officeooo:paragraph-rsid="00131a5c"/>
    </style:style>
    <style:style style:name="P36" style:family="paragraph" style:parent-style-name="Table_20_Contents">
      <style:paragraph-properties fo:text-align="start" style:justify-single-word="false"/>
      <style:text-properties officeooo:rsid="0015104f" officeooo:paragraph-rsid="0015104f"/>
    </style:style>
    <style:style style:name="P37" style:family="paragraph" style:parent-style-name="Table_20_Contents">
      <style:paragraph-properties fo:text-align="start" style:justify-single-word="false"/>
      <style:text-properties officeooo:rsid="0015104f" officeooo:paragraph-rsid="001a895e"/>
    </style:style>
    <style:style style:name="P38" style:family="paragraph" style:parent-style-name="Table_20_Contents">
      <style:paragraph-properties fo:text-align="start" style:justify-single-word="false"/>
      <style:text-properties fo:font-variant="normal" fo:text-transform="none" fo:color="#000000" style:font-name="Consolas" fo:font-size="12pt" fo:letter-spacing="normal" fo:font-style="normal" fo:font-weight="normal" officeooo:rsid="001e399d" officeooo:paragraph-rsid="001e399d"/>
    </style:style>
    <style:style style:name="P39" style:family="paragraph" style:parent-style-name="Table_20_Contents">
      <style:paragraph-properties fo:text-align="start" style:justify-single-word="false"/>
      <style:text-properties officeooo:rsid="001e399d" officeooo:paragraph-rsid="001e399d"/>
    </style:style>
    <style:style style:name="P40" style:family="paragraph" style:parent-style-name="Standard">
      <style:text-properties officeooo:paragraph-rsid="001a895e"/>
    </style:style>
    <style:style style:name="P41" style:family="paragraph" style:parent-style-name="Standard">
      <style:text-properties officeooo:rsid="001eb47d" officeooo:paragraph-rsid="00222cfb"/>
    </style:style>
    <style:style style:name="P42" style:family="paragraph" style:parent-style-name="Standard">
      <style:text-properties style:font-name="Consolas1" officeooo:paragraph-rsid="001a895e"/>
    </style:style>
    <style:style style:name="P43" style:family="paragraph" style:parent-style-name="Standard">
      <style:text-properties style:font-name="Consolas1" officeooo:rsid="001eb47d" officeooo:paragraph-rsid="001eb47d"/>
    </style:style>
    <style:style style:name="P44" style:family="paragraph" style:parent-style-name="Standard">
      <style:text-properties fo:color="#000000" officeooo:rsid="001eb47d" officeooo:paragraph-rsid="00222cfb"/>
    </style:style>
    <style:style style:name="P45" style:family="paragraph" style:parent-style-name="Standard">
      <style:text-properties fo:color="#000000" officeooo:rsid="00222cfb" officeooo:paragraph-rsid="00222cfb"/>
    </style:style>
    <style:style style:name="P4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Consolas" fo:font-size="12pt" fo:letter-spacing="normal" fo:font-style="normal" fo:font-weight="normal" officeooo:rsid="001e399d" officeooo:paragraph-rsid="001e399d"/>
    </style:style>
    <style:style style:name="P47" style:family="paragraph" style:parent-style-name="Standard">
      <style:text-properties fo:font-variant="normal" fo:text-transform="none" fo:color="#000000" style:font-name="Consolas" fo:font-size="12pt" fo:letter-spacing="normal" fo:font-style="normal" fo:font-weight="normal" officeooo:rsid="001eb47d" officeooo:paragraph-rsid="00222cfb"/>
    </style:style>
    <style:style style:name="P48" style:family="paragraph" style:parent-style-name="Standard">
      <style:text-properties fo:font-variant="normal" fo:text-transform="none" fo:color="#000000" style:font-name="Consolas" fo:font-size="12pt" fo:letter-spacing="normal" fo:font-style="normal" fo:font-weight="normal" officeooo:rsid="00222cfb" officeooo:paragraph-rsid="00222cfb"/>
    </style:style>
    <style:style style:name="T1" style:family="text">
      <style:text-properties fo:font-variant="normal" fo:text-transform="none" style:font-name="Consolas" fo:font-size="12pt" fo:letter-spacing="normal" fo:font-style="normal" fo:font-weight="normal"/>
    </style:style>
    <style:style style:name="T2" style:family="text">
      <style:text-properties fo:font-variant="normal" fo:text-transform="none" style:font-name="Consolas" fo:font-size="12pt" fo:letter-spacing="normal" fo:font-style="normal" fo:font-weight="normal" officeooo:rsid="0009ab2b"/>
    </style:style>
    <style:style style:name="T3" style:family="text">
      <style:text-properties fo:font-variant="normal" fo:text-transform="none" style:font-name="Consolas" fo:font-size="12pt" fo:letter-spacing="normal" fo:font-style="normal" fo:font-weight="normal" officeooo:rsid="000c201e"/>
    </style:style>
    <style:style style:name="T4" style:family="text">
      <style:text-properties fo:font-variant="normal" fo:text-transform="none" style:font-name="Consolas" fo:font-size="12pt" fo:letter-spacing="normal" fo:font-style="normal" fo:font-weight="normal" officeooo:rsid="0008e1de"/>
    </style:style>
    <style:style style:name="T5" style:family="text">
      <style:text-properties fo:font-variant="normal" fo:text-transform="none" style:font-name="Consolas" fo:font-size="12pt" fo:letter-spacing="normal" fo:font-style="normal" fo:font-weight="normal" officeooo:rsid="000f5a7d"/>
    </style:style>
    <style:style style:name="T6" style:family="text">
      <style:text-properties fo:font-variant="normal" fo:text-transform="none" style:font-name="Consolas" fo:font-size="12pt" fo:letter-spacing="normal" fo:font-style="normal" fo:font-weight="normal" officeooo:rsid="00112cec"/>
    </style:style>
    <style:style style:name="T7" style:family="text">
      <style:text-properties fo:font-variant="normal" fo:text-transform="none" style:font-name="Consolas" fo:font-size="12pt" fo:letter-spacing="normal" fo:font-style="normal" fo:font-weight="normal" officeooo:rsid="000df00d"/>
    </style:style>
    <style:style style:name="T8" style:family="text">
      <style:text-properties fo:font-variant="normal" fo:text-transform="none" style:font-name="Consolas" fo:font-size="12pt" fo:letter-spacing="normal" fo:font-style="normal" fo:font-weight="normal" officeooo:rsid="00131a5c"/>
    </style:style>
    <style:style style:name="T9" style:family="text">
      <style:text-properties fo:font-variant="normal" fo:text-transform="none" style:font-name="Consolas" fo:font-size="12pt" fo:letter-spacing="normal" fo:font-style="normal" fo:font-weight="normal" officeooo:rsid="0018290d"/>
    </style:style>
    <style:style style:name="T10" style:family="text">
      <style:text-properties fo:font-variant="normal" fo:text-transform="none" style:font-name="Consolas" fo:font-size="12pt" fo:letter-spacing="normal" fo:font-style="normal" fo:font-weight="normal" officeooo:rsid="0018e8c5"/>
    </style:style>
    <style:style style:name="T11" style:family="text">
      <style:text-properties fo:font-variant="normal" fo:text-transform="none" style:font-name="Consolas" fo:font-size="12pt" fo:letter-spacing="normal" fo:font-style="normal" fo:font-weight="normal" officeooo:rsid="00222cfb"/>
    </style:style>
    <style:style style:name="T12" style:family="text">
      <style:text-properties fo:font-variant="normal" fo:text-transform="none" style:font-name="Consolas" fo:font-size="12pt" fo:letter-spacing="normal" fo:font-style="normal" fo:font-weight="normal" officeooo:rsid="0022679a"/>
    </style:style>
    <style:style style:name="T13" style:family="text">
      <style:text-properties fo:font-variant="normal" fo:text-transform="none" fo:letter-spacing="normal"/>
    </style:style>
    <style:style style:name="T14" style:family="text">
      <style:text-properties fo:font-variant="normal" fo:text-transform="none" fo:color="#000000" style:font-name="Consolas" fo:font-size="12pt" fo:letter-spacing="normal" fo:font-style="normal" fo:font-weight="normal"/>
    </style:style>
    <style:style style:name="T15" style:family="text">
      <style:text-properties fo:font-variant="normal" fo:text-transform="none" fo:color="#000000" style:font-name="Consolas" fo:font-size="12pt" fo:letter-spacing="normal" fo:font-style="normal" fo:font-weight="normal" officeooo:rsid="0009ab2b"/>
    </style:style>
    <style:style style:name="T16" style:family="text">
      <style:text-properties fo:font-variant="normal" fo:text-transform="none" fo:color="#000000" style:font-name="Consolas" fo:font-size="12pt" fo:letter-spacing="normal" fo:font-style="normal" fo:font-weight="normal" officeooo:rsid="000b66c2"/>
    </style:style>
    <style:style style:name="T17" style:family="text">
      <style:text-properties fo:font-variant="normal" fo:text-transform="none" fo:color="#000000" style:font-name="Consolas" fo:font-size="12pt" fo:letter-spacing="normal" fo:font-style="normal" fo:font-weight="normal" officeooo:rsid="0008e1de"/>
    </style:style>
    <style:style style:name="T18" style:family="text">
      <style:text-properties fo:font-variant="normal" fo:text-transform="none" fo:color="#000000" style:font-name="Consolas" fo:font-size="12pt" fo:letter-spacing="normal" fo:font-style="normal" fo:font-weight="normal" officeooo:rsid="000c201e"/>
    </style:style>
    <style:style style:name="T19" style:family="text">
      <style:text-properties fo:font-variant="normal" fo:text-transform="none" fo:color="#000000" style:font-name="Consolas" fo:font-size="12pt" fo:letter-spacing="normal" fo:font-style="normal" fo:font-weight="normal" officeooo:rsid="000df00d"/>
    </style:style>
    <style:style style:name="T20" style:family="text">
      <style:text-properties fo:font-variant="normal" fo:text-transform="none" fo:color="#000000" style:font-name="Consolas" fo:font-size="12pt" fo:letter-spacing="normal" fo:font-style="normal" fo:font-weight="normal" officeooo:rsid="00174bf9"/>
    </style:style>
    <style:style style:name="T21" style:family="text">
      <style:text-properties fo:font-variant="normal" fo:text-transform="none" fo:color="#000000" style:font-name="Consolas" fo:font-size="12pt" fo:letter-spacing="normal" fo:font-style="normal" fo:font-weight="normal" officeooo:rsid="0020599e"/>
    </style:style>
    <style:style style:name="T22" style:family="text">
      <style:text-properties fo:font-variant="normal" fo:text-transform="none" fo:color="#000000" style:font-name="Consolas" fo:font-size="12pt" fo:letter-spacing="normal" fo:font-style="normal" fo:font-weight="normal" officeooo:rsid="00222cfb"/>
    </style:style>
    <style:style style:name="T23" style:family="text">
      <style:text-properties fo:font-variant="normal" fo:text-transform="none" fo:color="#000000" fo:letter-spacing="normal"/>
    </style:style>
    <style:style style:name="T24" style:family="text">
      <style:text-properties officeooo:rsid="001e399d"/>
    </style:style>
    <style:style style:name="T25" style:family="text">
      <style:text-properties officeooo:rsid="0020599e"/>
    </style:style>
    <style:style style:name="T26" style:family="text">
      <style:text-properties style:font-name="Consolas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let</text:span><text:span text:style-name="T13"> </text:span><text:span text:style-name="T1">myArr =</text:span><text:span text:style-name="T13"> </text:span><text:span text:style-name="T1">[[18,</text:span><text:span text:style-name="T13"> </text:span><text:span text:style-name="T1">7],</text:span><text:span text:style-name="T13"> </text:span><text:span text:style-name="T1">[3,</text:span><text:span text:style-name="T13"> </text:span><text:span text:style-name="T1">12]].forEach(arr =&gt;</text:span><text:span text:style-name="T13"> </text:span><text:span text:style-name="T1">{</text:span><text:span text:style-name="T13"> </text:span></text:p>
      <text:p text:style-name="P2"><text:span text:style-name="T1"><text:s text:c="2"/>return</text:span><text:span text:style-name="T13"> </text:span><text:span text:style-name="T1">arr.map(num =&gt;</text:span><text:span text:style-name="T13"> </text:span></text:p>
      <text:p text:style-name="P2"><text:span text:style-name="T1"><text:s text:c="4"/>{</text:span><text:span text:style-name="T13"> </text:span><text:span text:style-name="T1">if</text:span><text:span text:style-name="T13"> </text:span><text:span text:style-name="T1">(num &gt;</text:span><text:span text:style-name="T13"> </text:span><text:span text:style-name="T1">5)</text:span><text:span text:style-name="T13"> </text:span><text:span text:style-name="T1">{</text:span><text:span text:style-name="T13"> </text:span></text:p>
      <text:p text:style-name="P2"><text:span text:style-name="T1"><text:s text:c="4"/>return</text:span><text:span text:style-name="T13"> </text:span><text:span text:style-name="T1">console.log(num)</text:span></text:p>
      <text:p text:style-name="P2"><text:span text:style-name="T1">;</text:span><text:span text:style-name="T13"> </text:span><text:span text:style-name="T1">}</text:span><text:span text:style-name="T13"> </text:span><text:span text:style-name="T1">});</text:span><text:span text:style-name="T13"> </text:span><text:span text:style-name="T1">});</text:span></text:p>
      <text:p text:style-name="P12"/>
      <text:p text:style-name="P4"><text:span text:style-name="T1">The return value of this statement </text:span><text:span text:style-name="T2">is </text:span></text:p>
      <text:p text:style-name="P13"/>
      <text:p text:style-name="P1"><text:span text:style-name="T15">In this example we </text:span><text:span text:style-name="T16">use multidimensional array </text:span><text:span text:style-name="T17">[[18, 7], [3, 12]] </text:span><text:span text:style-name="T16">to call </text:span><text:span text:style-name="T18">forEach</text:span><text:span text:style-name="T16"> method</text:span><text:span text:style-name="T17">. </text:span><text:span text:style-name="T18">ForEach then will use</text:span><text:span text:style-name="T19">s</text:span><text:span text:style-name="T18"> callback function to assign each element of multidimensional array to arr parameter in order to iterate through the array and return value of another statement: “arr.map(num =&gt; </text:span><text:span text:style-name="T14">{</text:span><text:span text:style-name="T23"> </text:span><text:span text:style-name="T14">if</text:span><text:span text:style-name="T23"> </text:span><text:span text:style-name="T14">(num &gt;</text:span><text:span text:style-name="T23"> </text:span><text:span text:style-name="T14">5)</text:span><text:span text:style-name="T23"> </text:span><text:span text:style-name="T14">{</text:span><text:span text:style-name="T23"> </text:span><text:span text:style-name="T18">return console.log(num)”.</text:span></text:p>
      <text:p text:style-name="P1"><text:span text:style-name="T18">In this piece of code we use arr parameter to call map function and then after assigning it to num parameter, call callback function that return</text:span><text:span text:style-name="T19">s</text:span><text:span text:style-name="T18"> “console.log(num)” if the num is bigger than 5. However, as we know, expression console.log(num) will only log the number to the console and not return any value, thus return value of the <text:s/>“arr.map(num =&gt; </text:span><text:span text:style-name="T14">{</text:span><text:span text:style-name="T23"> </text:span><text:span text:style-name="T14">if</text:span><text:span text:style-name="T23"> </text:span><text:span text:style-name="T14">(num &gt;</text:span><text:span text:style-name="T23"> </text:span><text:span text:style-name="T14">5)</text:span><text:span text:style-name="T23"> </text:span><text:span text:style-name="T14">{</text:span><text:span text:style-name="T18"> return console.log(num)” statement </text:span><text:span text:style-name="T19">is</text:span><text:span text:style-name="T18"> undefined. ForEach method always returns undefined, therefore the myArr variable’s value </text:span><text:span text:style-name="T19">is</text:span><text:span text:style-name="T18"> also undefined. </text:span></text:p>
      <text:p text:style-name="P1"><text:span text:style-name="T19">The whole expression</text:span><text:span text:style-name="T18"> console log </text:span><text:span text:style-name="T19">following numbers respectively: </text:span></text:p>
      <text:p text:style-name="P14">18</text:p>
      <text:p text:style-name="P14">7</text:p>
      <text:p text:style-name="P14">12</text:p>
      <text:p text:style-name="P14"/>
      <text:p text:style-name="P14"/>
      <text:p text:style-name="P14"/>
      <text:p text:style-name="P14"/>
      <text:p text:style-name="P14">Example 5</text:p>
      <text:p text:style-name="P14"/>
      <text:p text:style-name="P14">[[1, 2], [3, 4]].map(arr =&gt; { return arr.map(num =&gt; num * 2); }); </text:p>
      <text:p text:style-name="P14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33">Action</text:p>
          </table:table-cell>
          <table:table-cell table:style-name="Table1.A1" office:value-type="string">
            <text:p text:style-name="P33">Performed on</text:p>
          </table:table-cell>
          <table:table-cell table:style-name="Table1.A1" office:value-type="string">
            <text:p text:style-name="P33">Side Effect</text:p>
          </table:table-cell>
          <table:table-cell table:style-name="Table1.A1" office:value-type="string">
            <text:p text:style-name="P33">Return Val</text:p>
          </table:table-cell>
          <table:table-cell table:style-name="Table1.E1" office:value-type="string">
            <text:p text:style-name="P33">Is returned val used? </text:p>
          </table:table-cell>
        </table:table-row>
        <table:table-row>
          <table:table-cell table:style-name="Table1.A2" office:value-type="string">
            <text:p text:style-name="P33">map</text:p>
          </table:table-cell>
          <table:table-cell table:style-name="Table1.A2" office:value-type="string">
            <text:p text:style-name="P15">[[1, 2], [3, 4]]</text:p>
          </table:table-cell>
          <table:table-cell table:style-name="Table1.A2" office:value-type="string">
            <text:p text:style-name="P30">-</text:p>
          </table:table-cell>
          <table:table-cell table:style-name="Table1.A2" office:value-type="string">
            <text:p text:style-name="P33">[[2,4], [6,8]]</text:p>
          </table:table-cell>
          <table:table-cell table:style-name="Table1.E2" office:value-type="string">
            <text:p text:style-name="P33">no</text:p>
          </table:table-cell>
        </table:table-row>
        <table:table-row>
          <table:table-cell table:style-name="Table1.A2" office:value-type="string">
            <text:p text:style-name="P33">Callback </text:p>
          </table:table-cell>
          <table:table-cell table:style-name="Table1.A2" office:value-type="string">
            <text:p text:style-name="P15">[1, 2], [3, 4]</text:p>
          </table:table-cell>
          <table:table-cell table:style-name="Table1.A2" office:value-type="string">
            <text:p text:style-name="P30">-</text:p>
          </table:table-cell>
          <table:table-cell table:style-name="Table1.A2" office:value-type="string">
            <text:p text:style-name="P33">[2,4], <text:s text:c="3"/>[6,8]</text:p>
          </table:table-cell>
          <table:table-cell table:style-name="Table1.E2" office:value-type="string">
            <text:p text:style-name="P33">Yes for map</text:p>
          </table:table-cell>
        </table:table-row>
        <table:table-row>
          <table:table-cell table:style-name="Table1.A2" office:value-type="string">
            <text:p text:style-name="P33">map</text:p>
          </table:table-cell>
          <table:table-cell table:style-name="Table1.A2" office:value-type="string">
            <text:p text:style-name="P33">arr</text:p>
          </table:table-cell>
          <table:table-cell table:style-name="Table1.A2" office:value-type="string">
            <text:p text:style-name="P30">-</text:p>
          </table:table-cell>
          <table:table-cell table:style-name="Table1.A2" office:value-type="string">
            <text:p text:style-name="P33">[2,4], <text:s text:c="4"/>[6,8]</text:p>
          </table:table-cell>
          <table:table-cell table:style-name="Table1.E2" office:value-type="string">
            <text:p text:style-name="P33">Yes for callback</text:p>
          </table:table-cell>
        </table:table-row>
        <table:table-row>
          <table:table-cell table:style-name="Table1.A2" office:value-type="string">
            <text:p text:style-name="P33">Call back </text:p>
            <text:p text:style-name="P15">num =&gt; num * 2</text:p>
          </table:table-cell>
          <table:table-cell table:style-name="Table1.A2" office:value-type="string">
            <text:p text:style-name="P33">1, 2, 3, 4</text:p>
          </table:table-cell>
          <table:table-cell table:style-name="Table1.A2" office:value-type="string">
            <text:p text:style-name="P30">-</text:p>
          </table:table-cell>
          <table:table-cell table:style-name="Table1.A2" office:value-type="string">
            <text:p text:style-name="P33">2,4,6,8</text:p>
          </table:table-cell>
          <table:table-cell table:style-name="Table1.E2" office:value-type="string">
            <text:p text:style-name="P33">Yes for map</text:p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3"/>
          </table:table-cell>
          <table:table-cell table:style-name="Table1.E2" office:value-type="string">
            <text:p text:style-name="P33"/>
          </table:table-cell>
        </table:table-row>
      </table:table>
      <text:p text:style-name="P16"/>
      <text:p text:style-name="P3"><text:span text:style-name="T3"><text:s text:c="2"/></text:span><text:span text:style-name="T4"><text:s text:c="2"/></text:span></text:p>
      <text:p text:style-name="P6"><text:span text:style-name="T4">T</text:span><text:span text:style-name="T1">his example uses map method to call for each element of multidimensional array </text:span><text:span text:style-name="T5">and assign it to arr parameter. The </text:span><text:soft-page-break/><text:span text:style-name="T5">callback function inside outer map invokes another map method that assign each element of the inner array to num parameter. Then inner map call callback function on num <text:s/>explicitly returning value of each element of the inner array multiplied by 2, which in this case is 2, 4 with first invocation and 6, 8 with the second invocation. The return value of the inner callback is passed to map method and transformed by into an array of [2,4] after first iteration and [6, 8] after the second iteration. After that the return value of map is passed to </text:span><text:span text:style-name="T6">outer map, that transforms array to later return a value of one, multidimensional array including values of all numbers from the array </text:span><text:span text:style-name="T5"><text:s text:c="2"/></text:span><text:span text:style-name="T7">[[1, 2], [3, 4]] </text:span><text:span text:style-name="T6">multiplied by 2. Thus the final return value of this code snippet is [[2, 4], [6,8]]; </text:span></text:p>
      <text:p text:style-name="P18"/>
      <text:p text:style-name="P18">Return value: </text:p>
      <text:p text:style-name="P18"/>
      <text:p text:style-name="P18">[[2, 4], [6,8]]</text:p>
      <text:p text:style-name="P19"/>
      <text:p text:style-name="P19"/>
      <text:p text:style-name="P19"/>
      <text:p text:style-name="P19"><text:s/>on each element of the inner array explicitly returning value of num =&gt; num * 2 expression, </text:p>
      <text:p text:style-name="P5"><text:span text:style-name="T4">u</text:span><text:span text:style-name="T1">ses arrow function to explicitly return </text:span></text:p>
      <text:p text:style-name="P20">implicitly return </text:p>
      <text:p text:style-name="P21"/>
      <text:p text:style-name="P21"/>
      <text:p text:style-name="P7"><text:span text:style-name="T4">E</text:span><text:span text:style-name="T1">xample 6.</text:span></text:p>
      <text:p text:style-name="P22"/>
      <text:p text:style-name="P22">[{ a: 'ant', b: 'elephant' }, { c: 'cat', d: 'dog' }].filter(object =&gt; {</text:p>
      <text:p text:style-name="P22"><text:s/>return Object.keys(object).every(key =&gt; object[key][0] === key); }); </text:p>
      <text:p text:style-name="P22"/>
      <text:p text:style-name="P22">// =&gt; [ { c: 'cat', d: 'dog' } ]</text:p>
      <text:p text:style-name="P21"/>
      <text:p text:style-name="P21"/>
      <text:p text:style-name="P21">[ 'a', 'b' ]</text:p>
      <text:p text:style-name="P9"><text:span text:style-name="T4">a </text:span><text:span text:style-name="T1">= </text:span></text:p>
      <text:p text:style-name="P21"/>
      <text:p text:style-name="P21"/>
      <text:p text:style-name="P15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33">Action</text:p>
          </table:table-cell>
          <table:table-cell table:style-name="Table2.A1" office:value-type="string">
            <text:p text:style-name="P33">Performed on</text:p>
          </table:table-cell>
          <table:table-cell table:style-name="Table2.A1" office:value-type="string">
            <text:p text:style-name="P33">Side Effect</text:p>
          </table:table-cell>
          <table:table-cell table:style-name="Table2.A1" office:value-type="string">
            <text:p text:style-name="P33">Return Val</text:p>
          </table:table-cell>
          <table:table-cell table:style-name="Table2.E1" office:value-type="string">
            <text:p text:style-name="P33">Is returned val used? </text:p>
          </table:table-cell>
        </table:table-row>
        <table:table-row>
          <table:table-cell table:style-name="Table2.A2" office:value-type="string">
            <text:p text:style-name="P35">Filet</text:p>
          </table:table-cell>
          <table:table-cell table:style-name="Table2.A2" office:value-type="string">
            <text:p text:style-name="P35">Array of obj</text:p>
          </table:table-cell>
          <table:table-cell table:style-name="Table2.A2" office:value-type="string">
            <text:p text:style-name="P31">-</text:p>
          </table:table-cell>
          <table:table-cell table:style-name="Table2.A2" office:value-type="string">
            <text:p text:style-name="P36">An array with all the Object that passed the test </text:p>
          </table:table-cell>
          <table:table-cell table:style-name="Table2.E2" office:value-type="string">
            <text:p text:style-name="P35">No</text:p>
          </table:table-cell>
        </table:table-row>
        <table:table-row>
          <table:table-cell table:style-name="Table2.A2" office:value-type="string">
            <text:p text:style-name="P35">Callback </text:p>
            <text:p text:style-name="P22">object =&gt; {</text:p>
            <text:p text:style-name="P7"><text:span text:style-name="T1"><text:s/>return Object.keys(</text:span><text:soft-page-break/><text:span text:style-name="T1">object).every(key =&gt; object[key][0] === key); })</text:span></text:p>
          </table:table-cell>
          <table:table-cell table:style-name="Table2.A2" office:value-type="string">
            <text:p text:style-name="P35">Each obj </text:p>
          </table:table-cell>
          <table:table-cell table:style-name="Table2.A2" office:value-type="string">
            <text:p text:style-name="P31">-</text:p>
          </table:table-cell>
          <table:table-cell table:style-name="Table2.A2" office:value-type="string">
            <text:p text:style-name="P36">Object that passed <text:s/>the test</text:p>
          </table:table-cell>
          <table:table-cell table:style-name="Table2.E2" office:value-type="string">
            <text:p text:style-name="P35">Yes for filet to detrmine which elements pass the test </text:p>
          </table:table-cell>
        </table:table-row>
        <table:table-row>
          <table:table-cell table:style-name="Table2.A2" office:value-type="string">
            <text:p text:style-name="P35"/>
            <text:p text:style-name="P22">Object.keys(object).every(key =&gt; object[key][0] === key); })</text:p>
          </table:table-cell>
          <table:table-cell table:style-name="Table2.A2" office:value-type="string">
            <text:p text:style-name="P35">Every key of the object</text:p>
          </table:table-cell>
          <table:table-cell table:style-name="Table2.A2" office:value-type="string">
            <text:p text:style-name="P31">- </text:p>
          </table:table-cell>
          <table:table-cell table:style-name="Table2.A2" office:value-type="string">
            <text:p text:style-name="P36">Array with key value pair from the object</text:p>
            <text:p text:style-name="P36">[a</text:p>
          </table:table-cell>
          <table:table-cell table:style-name="Table2.E2" office:value-type="string">
            <text:p text:style-name="P35">Yes for the call back to return </text:p>
          </table:table-cell>
        </table:table-row>
        <table:table-row>
          <table:table-cell table:style-name="Table2.A2" office:value-type="string">
            <text:p text:style-name="P35">Every </text:p>
          </table:table-cell>
          <table:table-cell table:style-name="Table2.A2" office:value-type="string">
            <text:p text:style-name="P35">Key of the obj</text:p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6">Every <text:s/>key that returned true </text:p>
          </table:table-cell>
          <table:table-cell table:style-name="Table2.E2" office:value-type="string">
            <text:p text:style-name="P31"/>
          </table:table-cell>
        </table:table-row>
        <table:table-row>
          <table:table-cell table:style-name="Table2.A2" office:value-type="string">
            <text:p text:style-name="P23">key =&gt; object[key][0] === key);</text:p>
          </table:table-cell>
          <table:table-cell table:style-name="Table2.A2" office:value-type="string">
            <text:p text:style-name="P35">object[key][0]</text:p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6">True or false for t</text:p>
          </table:table-cell>
          <table:table-cell table:style-name="Table2.E2" office:value-type="string">
            <text:p text:style-name="P31"/>
          </table:table-cell>
        </table:table-row>
      </table:table>
      <text:p text:style-name="P17"/>
      <text:p text:style-name="P8"><text:span text:style-name="T3">o</text:span><text:span text:style-name="T1">bject [key : ];</text:span></text:p>
      <text:p text:style-name="P17"/>
      <text:p text:style-name="P17"/>
      <text:p text:style-name="P17"/>
      <text:p text:style-name="P10"><text:span text:style-name="T3">P</text:span><text:span text:style-name="T1">urpose of this function is to determine if any of the object key name is the same as the first letter of it’s value and returning </text:span><text:span text:style-name="T10">an array with an</text:span><text:span text:style-name="T1"> object for which this condition is true for all elements in it. The final return value of this expression is an array containing object: </text:span><text:span text:style-name="T8"><text:s/>{ c: 'cat', d: 'dog' }.</text:span></text:p>
      <text:p text:style-name="P24"/>
      <text:p text:style-name="P11"><text:span text:style-name="T1">The array with nested objects </text:span><text:span text:style-name="T8">[{ a: 'ant', b: 'elephant' }, { c: 'cat', d: 'dog' }] </text:span><text:span text:style-name="T1">is called on filter method. Filter then assig</text:span><text:span text:style-name="T10">ns</text:span><text:span text:style-name="T1"> each array element to </text:span><text:span text:style-name="T10">the ‘</text:span><text:span text:style-name="T1">object’ parameter and call callback <text:s/>on </text:span><text:span text:style-name="T10">it with every iteration</text:span><text:span text:style-name="T1">. The callback function u</text:span><text:span text:style-name="T10">s</text:span><text:span text:style-name="T1">es ‘Objec.key()’ method to return an array including all keys of the object </text:span><text:span text:style-name="T10">within this</text:span><text:span text:style-name="T1"> iteration. On each key of this object we perform ‘every’ method that is supposed to return a </text:span><text:span text:style-name="T9">boolean value depending on whether every key pass the test. In this case only the second object within the array </text:span><text:span text:style-name="T10">is </text:span><text:span text:style-name="T9">returning ‘true’ for each of it’s key. As the key name ‘c’ is equal to </text:span><text:span text:style-name="T10">the </text:span><text:span text:style-name="T9">first letter of ‘cat’ and ‘d’ is equal to </text:span><text:span text:style-name="T10">the </text:span><text:span text:style-name="T9">first letter of ‘dog’ , ‘every’ will return true for the second object of the array. Thus filter returns only the array with object: </text:span><text:span text:style-name="T8">{ c: 'cat', d: 'dog' };</text:span><text:span text:style-name="T9"> </text:span></text:p>
      <text:p text:style-name="P26"/>
      <text:p text:style-name="P26"/>
      <text:p text:style-name="P28">Example 7</text:p>
      <text:p text:style-name="P28"/>
      <text:p text:style-name="P27">[[8, 13, 27], ['apple', 'banana', 'cantaloupe']].map(arr =&gt; { return arr.filter(item =&gt; { if (typeof item === 'number') { return item &gt; 13; } else { return item.length &lt; 6; } }); }); </text:p>
      <text:p text:style-name="P27"/>
      <text:p text:style-name="P27"><text:soft-page-break/>// =&gt; [ [ 27 ], [ 'apple' ] ]</text:p>
      <text:p text:style-name="P25"/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34">Action</text:p>
          </table:table-cell>
          <table:table-cell table:style-name="Table3.A1" office:value-type="string">
            <text:p text:style-name="P34">Performed on</text:p>
          </table:table-cell>
          <table:table-cell table:style-name="Table3.A1" office:value-type="string">
            <text:p text:style-name="P34">Side Effect</text:p>
          </table:table-cell>
          <table:table-cell table:style-name="Table3.A1" office:value-type="string">
            <text:p text:style-name="P34">Return Val</text:p>
          </table:table-cell>
          <table:table-cell table:style-name="Table3.E1" office:value-type="string">
            <text:p text:style-name="P34">Is returned val used? </text:p>
          </table:table-cell>
        </table:table-row>
        <table:table-row>
          <table:table-cell table:style-name="Table3.A2" office:value-type="string">
            <text:p text:style-name="P39">map</text:p>
          </table:table-cell>
          <table:table-cell table:style-name="Table3.A2" office:value-type="string">
            <text:p text:style-name="P27">[[8, 13, 27], ['apple', 'banana', 'cantaloupe']]</text:p>
            <text:p text:style-name="P29">array </text:p>
          </table:table-cell>
          <table:table-cell table:style-name="Table3.A2" office:value-type="string">
            <text:p text:style-name="P32">-</text:p>
          </table:table-cell>
          <table:table-cell table:style-name="Table3.A2" office:value-type="string">
            <text:p text:style-name="P27">// =&gt; [ [ 27 ], [ 'apple' ] ]</text:p>
          </table:table-cell>
          <table:table-cell table:style-name="Table3.E2" office:value-type="string">
            <text:p text:style-name="P39">no</text:p>
          </table:table-cell>
        </table:table-row>
        <table:table-row>
          <table:table-cell table:style-name="Table3.A2" office:value-type="string">
            <text:p text:style-name="P38">Callback </text:p>
            <text:p text:style-name="P27">arr =&gt; { return arr.filter(</text:p>
          </table:table-cell>
          <table:table-cell table:style-name="Table3.A2" office:value-type="string">
            <text:p text:style-name="P27">[8, 13, 27],</text:p>
            <text:p text:style-name="P27"/>
            <text:p text:style-name="P27">['apple', 'banana', 'cantaloupe']</text:p>
            <text:p text:style-name="P27"/>
            <text:p text:style-name="P29">each subarray in that iteration</text:p>
          </table:table-cell>
          <table:table-cell table:style-name="Table3.A2" office:value-type="string">
            <text:p text:style-name="P32">- </text:p>
          </table:table-cell>
          <table:table-cell table:style-name="Table3.A2" office:value-type="string">
            <text:p text:style-name="P37"/>
          </table:table-cell>
          <table:table-cell table:style-name="Table3.E2" office:value-type="string">
            <text:p text:style-name="P39">Yes for map to create an array </text:p>
          </table:table-cell>
        </table:table-row>
        <table:table-row>
          <table:table-cell table:style-name="Table3.A2" office:value-type="string">
            <text:p text:style-name="P38">filter</text:p>
          </table:table-cell>
          <table:table-cell table:style-name="Table3.A2" office:value-type="string">
            <text:p text:style-name="P29"><text:span text:style-name="T24">E</text:span>ach sub array in that iteration</text:p>
          </table:table-cell>
          <table:table-cell table:style-name="Table3.A2" office:value-type="string">
            <text:p text:style-name="P32">-</text:p>
          </table:table-cell>
          <table:table-cell table:style-name="Table3.A2" office:value-type="string">
            <text:p text:style-name="P37"/>
          </table:table-cell>
          <table:table-cell table:style-name="Table3.E2" office:value-type="string">
            <text:p text:style-name="P39">Yes for callback</text:p>
          </table:table-cell>
        </table:table-row>
        <table:table-row>
          <table:table-cell table:style-name="Table3.A2" office:value-type="string">
            <text:p text:style-name="P38">Callback </text:p>
            <text:p text:style-name="P27">item =&gt; { if (typeof item === 'number') { // if it's a number return item &gt; 13; } else { return item.length &lt; 6; } }); });<text:span text:style-name="T24">Each element of sub-array in that iteration </text:span></text:p>
          </table:table-cell>
          <table:table-cell table:style-name="Table3.A2" office:value-type="string">
            <text:p text:style-name="P29">Each element of sub-array in that iteration </text:p>
          </table:table-cell>
          <table:table-cell table:style-name="Table3.A2" office:value-type="string">
            <text:p text:style-name="P32">- </text:p>
          </table:table-cell>
          <table:table-cell table:style-name="Table3.A2" office:value-type="string">
            <text:p text:style-name="P37"/>
          </table:table-cell>
          <table:table-cell table:style-name="Table3.E2" office:value-type="string">
            <text:p text:style-name="P39">Yes for filter</text:p>
          </table:table-cell>
        </table:table-row>
        <table:table-row>
          <table:table-cell table:style-name="Table3.A2" office:value-type="string">
            <text:p text:style-name="P38">If else comparison </text:p>
            <text:p text:style-name="P38"/>
            <text:p text:style-name="P27">if (typeof item === 'number') <text:soft-page-break/>{ return item &gt; 13; } else { return item.length &lt; 6; } </text:p>
            <text:p text:style-name="P38"/>
          </table:table-cell>
          <table:table-cell table:style-name="Table3.A2" office:value-type="string">
            <text:p text:style-name="P29">Each element of sub-array in that iteration </text:p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7"/>
          </table:table-cell>
          <table:table-cell table:style-name="Table3.E2" office:value-type="string">
            <text:p text:style-name="P39"/>
          </table:table-cell>
        </table:table-row>
      </table:table>
      <text:p text:style-name="P40"/>
      <text:p text:style-name="P42"/>
      <text:p text:style-name="P43">This code snippet aims to check <text:span text:style-name="T25">a multidimensional array </text:span>for all elements that are smaller than 13, If they are number or with a length longer than <text:s/>6 characters if they are not, and return a <text:span text:style-name="T25">nested</text:span> <text:span text:style-name="T25">array </text:span>containing those <text:span text:style-name="T25">elements</text:span>. </text:p>
      <text:p text:style-name="P41"><text:span text:style-name="T26">In order to do so firstly an array <text:s/></text:span><text:span text:style-name="T20">[[8, 13, 27], ['apple', 'banana', 'cantaloupe']] </text:span><text:span text:style-name="T14">calls ‘map’, that assigns each inner array to ‘ </text:span><text:span text:style-name="T20">arr’ </text:span><text:span text:style-name="T14">parameter and uses a callback function to iterate through array. Map is then returning the value of calling ‘filter’ on each sub-arrays. Filter assigns each element of sub-array to ‘</text:span><text:span text:style-name="T20">item’ </text:span><text:span text:style-name="T14">parameter and use</text:span><text:span text:style-name="T21">s</text:span><text:span text:style-name="T20"> </text:span><text:span text:style-name="T14">callback function to determine which of those elements pass</text:span><text:span text:style-name="T21">es</text:span><text:span text:style-name="T14"> the test and returns those elements back to filter. The test uses comparison operator to check if the element is a ‘typeof’ ‘number’ and if yes, it will only return elements that are grater than 13. However if the element is not a number, callback w</text:span><text:span text:style-name="T21">ould</text:span><text:span text:style-name="T14"> return it only if the length is </text:span><text:span text:style-name="T21">longer</text:span><text:span text:style-name="T14"> than 6. </text:span><text:span text:style-name="T21">As only two elements meet those criteria,</text:span><text:span text:style-name="T14"> return value of filter is </text:span><text:span text:style-name="T20"><text:s/>[ 27 ] </text:span><text:span text:style-name="T21">and</text:span><text:span text:style-name="T20"> [ 'apple' </text:span><text:span text:style-name="T21">]. Map transform the array to ultimately return value of a </text:span><text:span text:style-name="T22">new </text:span><text:span text:style-name="T21">two-dimensional array: </text:span><text:span text:style-name="T20">[ [ 27 ], [ 'apple' ] ];</text:span><text:span text:style-name="T14"> </text:span></text:p>
      <text:p text:style-name="P47"/>
      <text:p text:style-name="P47"/>
      <text:p text:style-name="P48">Example 8</text:p>
      <text:p text:style-name="P48"/>
      <text:p text:style-name="P44"><text:span text:style-name="T11">[[[1], [2], [3], [4]], [['a'], ['b'], ['c']]].map(element1 =&gt; { return element1.forEach(element2 =&gt; { return element2.filter(element3 =&gt; { return element3.length &gt; 0; }); }); }); // =&gt; [ undefined, undefined ]</text:span><text:span text:style-name="T1"> </text:span></text:p>
      <text:p text:style-name="P47"/>
      <text:p text:style-name="P45"><text:span text:style-name="T1">This function return value is an array <text:s/>[‘undefined’, ‘undefined’]. This is happening because when map calls callback on each element of multi-dimensional array, the return value is a return value of forEach method. ForEach calls </text:span><text:span text:style-name="T12">a callback on each of the elements of sub-array. Then filter method assigns the most inner array elements to elemnt3 parameter. When callback is called it use comparison operator ‘&gt;’ to determine which elements are longer than 3 and returns only those elements. As technically all of the elements of the inner array pass this test, filter returns all of them. However,</text:span><text:span text:style-name="T1"> forEach </text:span><text:span text:style-name="T12">doesn’t do anything with the passed values and</text:span><text:span text:style-name="T1"> </text:span><text:span text:style-name="T12">since it </text:span><text:span text:style-name="T1">always returns ‘undefined’ this is what is passed to map and further included into final return value. <text:s text:c="2"/></text:span></text:p>
      <text:p text:style-name="P48"/>
      <text:p text:style-name="P4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'Ubuntu Mono', monospace"/>
    <style:font-face style:name="Lohit Devanagari1" svg:font-family="'Lohit Devanagari'"/>
    <style:font-face style:name="Consolas1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5T09:18:48.309725034</meta:creation-date>
    <dc:date>2020-08-24T10:43:00.449385493</dc:date>
    <meta:editing-duration>PT1H3M44S</meta:editing-duration>
    <meta:editing-cycles>7</meta:editing-cycles>
    <meta:generator>LibreOffice/6.4.4.2$Linux_X86_64 LibreOffice_project/40$Build-2</meta:generator>
    <meta:document-statistic meta:table-count="3" meta:image-count="0" meta:object-count="0" meta:page-count="5" meta:paragraph-count="123" meta:word-count="1345" meta:character-count="7504" meta:non-whitespace-character-count="6199"/>
  </office:meta>
</office:document-meta>
</file>